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800080" draw:marker-start="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0080" draw:marker-start="Arrow" draw:marker-start-width="0.3cm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00080" fo:font-size="9pt"/>
    </style:style>
    <style:style style:name="P5" style:family="paragraph">
      <style:paragraph-properties fo:margin-left="0cm" fo:margin-right="0cm" fo:text-align="center" fo:text-indent="0cm"/>
      <style:text-properties fo:color="#800080" fo:font-size="9pt" style:font-size-asian="18pt" style:font-size-complex="18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800080" fo:font-size="9pt"/>
    </style:style>
    <style:style style:name="T4" style:family="text">
      <style:text-properties fo:color="#800080"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line draw:style-name="gr1" draw:text-style-name="P1" draw:layer="layout" svg:x1="2.2cm" svg:y1="2.058cm" svg:x2="6.2cm" svg:y2="2.06cm">
            <text:p/>
          </draw:line>
          <draw:line draw:style-name="gr1" draw:text-style-name="P1" draw:layer="layout" svg:x1="4.189cm" svg:y1="0.3cm" svg:x2="4.2cm" svg:y2="3.8cm">
            <text:p/>
          </draw:line>
          <draw:circle draw:style-name="gr2" draw:text-style-name="P2" draw:layer="layout" svg:width="0.2cm" svg:height="0.2cm" svg:x="4.089cm" svg:y="1.961cm">
            <text:p/>
          </draw:circle>
          <draw:frame draw:style-name="gr3" draw:layer="layout" svg:width="0.074cm" svg:height="0.357cm" draw:transform="rotate (-1.5707963267949) translate (4.355cm 3.962cm)">
            <draw:text-box>
              <text:p>i</text:p>
            </draw:text-box>
          </draw:frame>
          <draw:frame draw:style-name="gr3" draw:layer="layout" svg:width="0.705cm" svg:height="0.357cm" draw:transform="rotate (-1.5707963267949) translate (5.681cm 3.862cm)">
            <draw:text-box>
              <text:p>i+1/2</text:p>
            </draw:text-box>
          </draw:frame>
          <draw:frame draw:style-name="gr3" draw:layer="layout" svg:width="0.074cm" svg:height="0.357cm" svg:x="1.993cm" svg:y="1.862cm">
            <draw:text-box>
              <text:p>j</text:p>
            </draw:text-box>
          </draw:frame>
          <draw:frame draw:style-name="gr3" draw:layer="layout" svg:width="0.705cm" svg:height="0.357cm" svg:x="1.632cm" svg:y="3.043cm">
            <draw:text-box>
              <text:p>j+1/2</text:p>
            </draw:text-box>
          </draw:frame>
          <draw:frame draw:style-name="gr3" draw:layer="layout" svg:width="0.18cm" svg:height="0.357cm" svg:x="4.661cm" svg:y="1.36cm">
            <draw:text-box>
              <text:p>1</text:p>
            </draw:text-box>
          </draw:frame>
          <draw:frame draw:style-name="gr3" draw:layer="layout" svg:width="0.18cm" svg:height="0.357cm" svg:x="4.661cm" svg:y="2.387cm">
            <draw:text-box>
              <text:p>2</text:p>
            </draw:text-box>
          </draw:frame>
          <draw:frame draw:style-name="gr3" draw:layer="layout" svg:width="0.18cm" svg:height="0.357cm" svg:x="3.535cm" svg:y="2.387cm">
            <draw:text-box>
              <text:p>3</text:p>
            </draw:text-box>
          </draw:frame>
          <draw:frame draw:style-name="gr3" draw:layer="layout" svg:width="0.18cm" svg:height="0.357cm" svg:x="3.535cm" svg:y="1.36cm">
            <draw:text-box>
              <text:p>4</text:p>
            </draw:text-box>
          </draw:frame>
          <draw:circle draw:style-name="gr2" draw:text-style-name="P2" draw:layer="layout" svg:width="0.2cm" svg:height="0.2cm" svg:x="1cm" svg:y="4.602cm">
            <text:p/>
          </draw:circle>
          <draw:frame draw:style-name="gr3" draw:layer="layout" svg:width="0.87cm" svg:height="0.357cm" svg:x="1.393cm" svg:y="4.502cm">
            <draw:text-box>
              <text:p>T, <text:span text:style-name="T1">θ</text:span><text:span text:style-name="T2">, q</text:span></text:p>
            </draw:text-box>
          </draw:frame>
          <draw:line draw:style-name="gr4" draw:text-style-name="P4" draw:layer="layout" svg:x1="2.8cm" svg:y1="5.5cm" svg:x2="5.8cm" svg:y2="5.5cm">
            <text:p text:style-name="P3"><text:span text:style-name="T3">longitude</text:span></text:p>
            <text:p text:style-name="P3"><text:span text:style-name="T3">dimension n° 1</text:span></text:p>
          </draw:line>
          <draw:line draw:style-name="gr5" draw:text-style-name="P5" draw:layer="layout" svg:x1="0.71cm" svg:y1="0.6cm" svg:x2="0.71cm" svg:y2="3.9cm">
            <text:p text:style-name="P3"><text:span text:style-name="T4">latitude</text:span></text:p>
            <text:p text:style-name="P3"><text:span text:style-name="T4">dimension n° 2</text:span></text:p>
          </draw:line>
          <draw:g>
            <draw:custom-shape draw:style-name="gr6" draw:text-style-name="P1" draw:layer="layout" svg:width="0.906cm" svg:height="0.906cm" svg:x="4.326cm" svg:y="1.091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5.226cm" svg:y1="1.287cm" svg:x2="5.226cm" svg:y2="1.787cm">
              <text:p/>
            </draw:line>
          </draw:g>
          <draw:g>
            <draw:custom-shape draw:style-name="gr6" draw:text-style-name="P1" draw:layer="layout" svg:width="0.906cm" svg:height="0.906cm" svg:x="4.3cm" svg:y="2.14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5.2cm" svg:y1="2.339cm" svg:x2="5.2cm" svg:y2="2.839cm">
              <text:p/>
            </draw:line>
          </draw:g>
          <draw:g>
            <draw:custom-shape draw:style-name="gr6" draw:text-style-name="P1" draw:layer="layout" svg:width="0.906cm" svg:height="0.906cm" svg:x="3.161cm" svg:y="2.1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4.061cm" svg:y1="2.326cm" svg:x2="4.061cm" svg:y2="2.826cm">
              <text:p/>
            </draw:line>
          </draw:g>
          <draw:g>
            <draw:custom-shape draw:style-name="gr6" draw:text-style-name="P1" draw:layer="layout" svg:width="0.906cm" svg:height="0.906cm" svg:x="3.17cm" svg:y="1.091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1" draw:layer="layout" svg:x1="4.07cm" svg:y1="1.287cm" svg:x2="4.07cm" svg:y2="1.787cm">
              <text:p/>
            </draw:line>
          </draw:g>
          <draw:custom-shape draw:style-name="gr8" draw:text-style-name="P1" draw:layer="layout" svg:width="2.5cm" svg:height="2.239cm" svg:x="3cm" svg:y="0.96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5.5cm" svg:y1="1.8cm" svg:x2="5.5cm" svg:y2="2.8cm">
            <text:p/>
          </draw:line>
          <draw:line draw:style-name="gr9" draw:text-style-name="P1" draw:layer="layout" svg:x1="2.2cm" svg:y1="0.958cm" svg:x2="6.2cm" svg:y2="0.96cm">
            <text:p/>
          </draw:line>
          <draw:line draw:style-name="gr9" draw:text-style-name="P1" draw:layer="layout" svg:x1="2.4cm" svg:y1="3.184cm" svg:x2="6.4cm" svg:y2="3.186cm">
            <text:p/>
          </draw:line>
          <draw:line draw:style-name="gr9" draw:text-style-name="P1" draw:layer="layout" svg:x1="5.502cm" svg:y1="0.2cm" svg:x2="5.513cm" svg:y2="3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1T13:54:26</meta:creation-date>
    <dc:title>Graphiques</dc:title>
    <meta:editing-duration>PT4H6M44S</meta:editing-duration>
    <meta:editing-cycles>23</meta:editing-cycles>
    <meta:generator>LibreOffice/3.5$Linux_X86_64 LibreOffice_project/350m1$Build-2</meta:generator>
    <meta:initial-creator>GUEZ Lionel</meta:initial-creator>
    <dc:date>2014-04-03T16:46:01</dc:date>
    <dc:creator>GUEZ Lionel</dc:creator>
    <meta:printed-by>GUEZ Lionel</meta:printed-by>
    <meta:print-date>2014-03-21T15:40:05</meta:print-date>
    <meta:document-statistic meta:object-count="33"/>
    <meta:template xlink:type="simple" xlink:actuate="onRequest" xlink:title="Graphiques" xlink:href="../../../.config/libreoffice/3/user/template/Graphiques.otg" meta:date="2014-03-21T13:54:26"/>
  </office:meta>
</office:document-meta>
</file>